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1764in" svg:height="3.67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ct2" text:anchor-type="paragraph" svg:x="0.9835in" svg:y="0.0665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0:48:56.632807791</meta:creation-date>
    <dc:date>2017-03-31T11:04:54.818340456</dc:date>
    <meta:editing-duration>PT5M47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87cm" svg:height="9.323cm" xlink:href="." xlink:type="simple" chart:class="chart:scatter" chart:style-name="ch1">
        <chart:plot-area chart:style-name="ch2" chart:data-source-has-labels="both" svg:x="1.321cm" svg:y="0.051cm" svg:width="14.12cm" svg:height="8.193cm">
          <chartooo:coordinate-region svg:x="2.048cm" svg:y="0.25cm" svg:width="13.113cm" svg:height="7.347cm"/>
          <chart:axis chart:dimension="x" chart:name="primary-x" chart:style-name="ch3" chartooo:axis-type="auto">
            <chart:title svg:x="7.437cm" svg:y="8.43cm" chart:style-name="ch4">
              <text:p>Generations</text:p>
            </chart:title>
            <chart:categories table:cell-range-address="local-table.$A$2:.$A$119"/>
          </chart:axis>
          <chart:axis chart:dimension="y" chart:name="primary-y" chart:style-name="ch3">
            <chart:title svg:x="0.448cm" svg:y="4.72cm" chart:style-name="ch5">
              <text:p>c value</text:p>
            </chart:title>
            <chart:grid chart:style-name="ch6" chart:class="major"/>
          </chart:axis>
          <chart:series chart:style-name="ch7" chart:values-cell-range-address="local-table.$C$2:.$C$119" chart:label-cell-address="local-table.$C$1" chart:class="chart:scatter">
            <chart:domain table:cell-range-address="local-table.$B$2:.$B$119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0228368772861">
                <text:p>2.702283687728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3725412845868">
                <text:p>2.53725412845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1823708278336">
                <text:p>2.31823708278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37653014431584">
                <text:p>2.37653014431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03967391176082">
                <text:p>2.03967391176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2334528937405">
                <text:p>1.52334528937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57800872248037">
                <text:p>1.57800872248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76589912244982">
                <text:p>1.76589912244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9707523551762">
                <text:p>1.79707523551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74587409793513">
                <text:p>1.74587409793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74286281597721">
                <text:p>1.74286281597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78058121262826">
                <text:p>1.78058121262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72844481495576">
                <text:p>1.72844481495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40637129289663">
                <text:p>1.40637129289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31149902666445">
                <text:p>1.31149902666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43060557771043">
                <text:p>1.43060557771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43037881745491">
                <text:p>1.43037881745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14387891070531">
                <text:p>1.14387891070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74226305979209">
                <text:p>0.874226305979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72609469138838">
                <text:p>0.772609469138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80540320250614">
                <text:p>0.680540320250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25564129752462">
                <text:p>0.625564129752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4476335849372">
                <text:p>0.544476335849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8598666436164">
                <text:p>0.278598666436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34441960200108">
                <text:p>0.234441960200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9799450247781">
                <text:p>0.179799450247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8420757437961">
                <text:p>0.178420757437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8420757437961">
                <text:p>0.17842075743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57619297757359">
                <text:p>0.157619297757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5331705336811">
                <text:p>0.135331705336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50318691452215">
                <text:p>0.150318691452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16288550324988">
                <text:p>0.216288550324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4431718129008">
                <text:p>0.134431718129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89249272868184">
                <text:p>0.289249272868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7359521673155">
                <text:p>0.27359521673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9769306964313">
                <text:p>0.109769306964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58267848925692">
                <text:p>0.158267848925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58267848925692">
                <text:p>0.158267848925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43727215269947">
                <text:p>0.143727215269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132111049385">
                <text:p>0.132132111049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536232328041981">
                <text:p>0.0536232328041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72515282804926">
                <text:p>0.172515282804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947222344117501">
                <text:p>0.0947222344117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7485832800588">
                <text:p>0.147485832800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29053243007512">
                <text:p>0.329053243007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49028758524267">
                <text:p>0.349028758524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49028758524267">
                <text:p>0.349028758524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0169641690316">
                <text:p>0.240169641690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2421757429911">
                <text:p>0.262421757429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2421757429911">
                <text:p>0.262421757429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62421757429911">
                <text:p>0.262421757429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51746079360016">
                <text:p>0.25174607936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668364563937">
                <text:p>0.2668364563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9637874630546">
                <text:p>0.2396378746305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76687147840017">
                <text:p>0.176687147840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76687147840017">
                <text:p>0.176687147840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58006958885">
                <text:p>0.220358006958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20358006958885">
                <text:p>0.2203580069588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12747973324064">
                <text:p>0.212747973324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1394892462442">
                <text:p>0.251394892462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09888152485761">
                <text:p>0.2098881524857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69482900111634">
                <text:p>0.1694829001116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94140079925423">
                <text:p>0.194140079925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94233983239724">
                <text:p>0.194233983239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85262472068041">
                <text:p>0.185262472068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654349441842513">
                <text:p>0.0654349441842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78763183173465">
                <text:p>0.278763183173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4193280984537">
                <text:p>0.24193280984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02600559204399">
                <text:p>0.302600559204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20394483926569">
                <text:p>0.320394483926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63615968262258">
                <text:p>0.263615968262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13990076048968">
                <text:p>0.213990076048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12317474302663">
                <text:p>0.2123174743026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09169693061639">
                <text:p>0.209169693061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85628035745371">
                <text:p>0.1856280357453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91305061787753">
                <text:p>0.191305061787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97493593989104">
                <text:p>0.197493593989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9773371401102">
                <text:p>0.199773371401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14017242411577">
                <text:p>0.2140172424115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8350829841929">
                <text:p>0.198350829841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06913333271568">
                <text:p>0.206913333271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27368174563777">
                <text:p>0.227368174563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26018695987322">
                <text:p>0.226018695987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46166878650563">
                <text:p>0.246166878650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52806997281239">
                <text:p>0.252806997281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32111247933414">
                <text:p>0.232111247933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54882793657839">
                <text:p>0.254882793657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1621770367574">
                <text:p>0.281621770367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77189657480066">
                <text:p>0.277189657480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73492054731259">
                <text:p>0.273492054731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6455422121663">
                <text:p>0.316455422121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92159230688682">
                <text:p>0.292159230688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9943606003812">
                <text:p>0.289943606003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2460817609359">
                <text:p>0.282460817609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5786419660805">
                <text:p>0.285786419660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1695032753314">
                <text:p>0.281695032753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73940022434879">
                <text:p>0.273940022434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0682854245892">
                <text:p>0.280682854245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74710668029482">
                <text:p>0.274710668029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59989916423022">
                <text:p>0.259989916423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7188961337272">
                <text:p>0.27188961337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60756866315838">
                <text:p>0.2607568663158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6304826227226">
                <text:p>0.263048262272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53599657448737">
                <text:p>0.253599657448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9852621803251">
                <text:p>0.29852621803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99087644736496">
                <text:p>0.299087644736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71370360605153">
                <text:p>0.271370360605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65084022239952">
                <text:p>0.265084022239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4808962214346">
                <text:p>0.24808962214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1757971253907">
                <text:p>0.231757971253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15764515612536">
                <text:p>0.215764515612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1204156496631">
                <text:p>0.212041564966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00984988349885">
                <text:p>0.200984988349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32457472085469">
                <text:p>0.232457472085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28711876412666">
                <text:p>0.228711876412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37038589652513">
                <text:p>0.237038589652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6274890776124">
                <text:p>0.26274890776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43673861590264">
                <text:p>0.243673861590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1.232cm" svg:y="0.378cm" svg:width="11.317cm" svg:height="7.795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0.206913333271568">
                <text:p>0.206913333271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0.227368174563777">
                <text:p>0.22736817456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0.226018695987322">
                <text:p>0.226018695987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0.246166878650563">
                <text:p>0.246166878650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0.252806997281239">
                <text:p>0.252806997281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0.232111247933414">
                <text:p>0.232111247933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0.254882793657839">
                <text:p>0.254882793657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0.281621770367574">
                <text:p>0.281621770367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0.277189657480066">
                <text:p>0.277189657480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0.273492054731259">
                <text:p>0.273492054731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.316455422121663">
                <text:p>0.316455422121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0.292159230688682">
                <text:p>0.292159230688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0.289943606003812">
                <text:p>0.28994360600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0.282460817609359">
                <text:p>0.282460817609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0.285786419660805">
                <text:p>0.285786419660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0.281695032753314">
                <text:p>0.281695032753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0.273940022434879">
                <text:p>0.273940022434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.280682854245892">
                <text:p>0.280682854245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.274710668029482">
                <text:p>0.274710668029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.259989916423022">
                <text:p>0.25998991642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27188961337272">
                <text:p>0.27188961337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">
                <text:p>101</text:p>
              </table:table-cell>
              <table:table-cell office:value-type="float" office:value="0.260756866315838">
                <text:p>0.260756866315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">
                <text:p>102</text:p>
              </table:table-cell>
              <table:table-cell office:value-type="float" office:value="0.26304826227226">
                <text:p>0.26304826227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253599657448737">
                <text:p>0.253599657448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29852621803251">
                <text:p>0.29852621803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">
                <text:p>105</text:p>
              </table:table-cell>
              <table:table-cell office:value-type="float" office:value="0.299087644736496">
                <text:p>0.299087644736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271370360605153">
                <text:p>0.271370360605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">
                <text:p>107</text:p>
              </table:table-cell>
              <table:table-cell office:value-type="float" office:value="0.265084022239952">
                <text:p>0.265084022239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0.24808962214346">
                <text:p>0.24808962214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0.231757971253907">
                <text:p>0.231757971253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0.215764515612536">
                <text:p>0.215764515612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0.21204156496631">
                <text:p>0.21204156496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0.200984988349885">
                <text:p>0.200984988349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0.232457472085469">
                <text:p>0.232457472085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228711876412666">
                <text:p>0.228711876412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">
                <text:p>115</text:p>
              </table:table-cell>
              <table:table-cell office:value-type="float" office:value="0.237038589652513">
                <text:p>0.237038589652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">
                <text:p>116</text:p>
              </table:table-cell>
              <table:table-cell office:value-type="float" office:value="0.26274890776124">
                <text:p>0.26274890776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">
                <text:p>117</text:p>
              </table:table-cell>
              <table:table-cell office:value-type="float" office:value="0.243673861590264">
                <text:p>0.243673861590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